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60000001EC24C3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 style:shadow="none"/>
      <style:text-properties style:font-name="Lato1" fo:language="fr" fo:country="FR" fo:font-weight="bold" style:font-weight-asian="bold" style:font-name-complex="Arial" style:font-weight-complex="bold"/>
    </style:style>
    <style:style style:name="P3" style:family="paragraph" style:parent-style-name="Standard">
      <style:text-properties style:font-name="Lato1" fo:language="fr" fo:country="FR"/>
    </style:style>
    <style:style style:name="P4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style:font-size-asian="12pt" style:font-name-complex="Arial"/>
    </style:style>
    <style:style style:name="P5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P6" style:family="paragraph" style:parent-style-name="Heading_20_2">
      <style:text-properties style:font-name="Lato1"/>
    </style:style>
    <style:style style:name="P7" style:family="paragraph" style:parent-style-name="Heading">
      <style:text-properties style:font-name="Lato1"/>
    </style:style>
    <style:style style:name="P8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officeooo:paragraph-rsid="00315732" style:font-size-asian="12pt" style:font-name-complex="Arial"/>
    </style:style>
    <style:style style:name="T1" style:family="text">
      <style:text-properties officeooo:rsid="002facb6"/>
    </style:style>
    <style:style style:name="T2" style:family="text">
      <style:text-properties officeooo:rsid="00308d49"/>
    </style:style>
    <style:style style:name="T3" style:family="text">
      <style:text-properties officeooo:rsid="00315732"/>
    </style:style>
    <style:style style:name="T4" style:family="text">
      <style:text-properties officeooo:rsid="001fc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2" text:anchor-type="paragraph" svg:x="-0.4898in" svg:y="-0.4953in" svg:width="0.8957in" svg:height="0.3126in" draw:z-index="0"><draw:image xlink:href="Pictures/10000000000000560000001EC24C361C.png" xlink:type="simple" xlink:show="embed" xlink:actuate="onLoad" draw:mime-type="image/png"/></draw:frame>Construire une charte du travail en group<text:span text:style-name="T1">e</text:span></text:p>
      <text:h text:style-name="P6" text:outline-level="2">FICHE N°1 – <text:span text:style-name="T2">à déposer sur Moodle</text:span></text:h>
      <text:p text:style-name="P2">Fiche de propositions classement individuel</text:p>
      <text:p text:style-name="P4">Date :</text:p>
      <text:p text:style-name="P4">Groupe :</text:p>
      <text:p text:style-name="P4">Animateur.trice :</text:p>
      <text:p text:style-name="P5">Les huit propositions les plus favorables </text:p>
      <text:p text:style-name="P8">1. <text:span text:style-name="T3">2. </text:span>La spontanéité ne perd jamais ses droits</text:p>
      <text:p text:style-name="P8">2. <text:span text:style-name="T3">6. </text:span>Le leadership est lié uniquement à la compétence</text:p>
      <text:p text:style-name="P8">3. 10. Si l’on veut que la discussion existe, il est nécessaire de savoir écouter autant que parler</text:p>
      <text:p text:style-name="P8">4. 14. Les désaccords et conflits se règlent par une procédure de vote</text:p>
      <text:p text:style-name="P8">5. 20. Les situations de conflit sont évitées</text:p>
      <text:p text:style-name="P8">6. 28. Chacun peut exprimer en confiance ses sentiments</text:p>
      <text:p text:style-name="P8">7. 35. L’animateur doit être compétent sur le sujet</text:p>
      <text:p text:style-name="P8">8. 36. Chacun doit se sentir solidaire des autres</text:p>
      <text:p text:style-name="P5">Les six propositions les moins favorables</text:p>
      <text:p text:style-name="P8">1. <text:span text:style-name="T4">16. Les objectifs du groupe sont bien définis au départ</text:span></text:p>
      <text:p text:style-name="P8">2. <text:span text:style-name="T4">24. L’agressivité peut s’exprimer ouvertement</text:span></text:p>
      <text:p text:style-name="P8">3. <text:span text:style-name="T4">27. Les décisions une fois prises sont appliquées à la lettre par tous</text:span></text:p>
      <text:p text:style-name="P8">4. <text:span text:style-name="T4">29. Les sentiments sont pris en considération une fois les tâches remplies</text:span></text:p>
      <text:p text:style-name="P8">5. <text:span text:style-name="T4">37. Le temps de parole de chacun doit être court</text:span></text:p>
      <text:p text:style-name="P8">6. <text:span text:style-name="T4">39. Un mode d’animation dirigiste est nécessaire pour faire avancer le groupe et éviter les pertes de temps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fo:hyphenation-ladder-count="no-limit" fo:text-indent="0.5902in" style:auto-text-indent="false" style:writing-mode="lr-tb"/>
      <style:text-properties style:use-window-font-color="true" loext:opacity="0%" style:font-name="Lato3" fo:font-family="Lato" style:font-style-name="Normal" style:font-pitch="variable" fo:font-size="12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in" fo:margin-bottom="0.0827in" style:contextual-spacing="false" fo:text-align="center" style:justify-single-word="false" fo:text-indent="0in" style:auto-text-indent="false" fo:keep-with-next="always"/>
      <style:text-properties fo:color="#000084" loext:opacity="100%" style:font-name="Lato" fo:font-family="Lato" fo:font-size="22pt" fo:font-weight="bold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" fo:font-family="Lato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0591in" style:contextual-spacing="false" fo:line-height="100%" fo:text-indent="0in" style:auto-text-indent="false"/>
      <style:text-properties fo:color="#44546a" loext:opacity="100%" fo:font-size="11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016in" fo:margin-bottom="0.0398in" style:contextual-spacing="false" fo:keep-together="always" fo:text-indent="0in" style:auto-text-indent="false" fo:padding="0.0193in" fo:border-left="none" fo:border-right="none" fo:border-top="none" fo:border-bottom="1.5pt solid #000084" fo:keep-with-next="always"/>
      <style:text-properties fo:color="#000084" loext:opacity="100%" style:font-name="Lato2" fo:font-family="Lato" style:font-style-name="Gras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362in" fo:margin-bottom="0.0398in" style:contextual-spacing="false" fo:keep-together="always" fo:text-indent="0.3154in" style:auto-text-indent="false" fo:keep-with-next="always"/>
      <style:text-properties fo:color="#0000b0" loext:opacity="100%" style:font-name="Lato3" fo:font-family="Lato" style:font-style-name="Normal" style:font-pitch="variable" fo:font-size="16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master-page-name="">
      <style:paragraph-properties fo:margin-left="0.7362in" fo:margin-top="0in" fo:margin-bottom="0.111in" style:contextual-spacing="true" fo:text-indent="0in" style:auto-text-indent="false" style:page-number="auto"/>
    </style:style>
    <style:style style:name="Footnote" style:family="paragraph" style:parent-style-name="Standard" loext:linked-style-name="Note_20_de_20_bas_20_de_20_page_20_C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 fo:text-align="center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mic Sans MS" style:font-family-complex="'Comic Sans MS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Liberation Serif" fo:font-family="'Liberation Serif'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b0" loext:opacity="100%"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mic Sans MS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472in" fo:margin-bottom="0.3937in" fo:margin-left="0.472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783in" fo:margin-left="0in" fo:margin-right="0in" fo:margin-top="0.03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</text:page-count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6:35:00</meta:creation-date>
    <meta:initial-creator>pascal</meta:initial-creator>
    <dc:language>fr-FR</dc:language>
    <dc:date>2025-01-31T13:50:45.577275438</dc:date>
    <meta:editing-cycles>27</meta:editing-cycles>
    <meta:editing-duration>PT6H26M7S</meta:editing-duration>
    <meta:generator>LibreOffice/24.2.7.2$Linux_X86_64 LibreOffice_project/420$Build-2</meta:generator>
    <meta:document-statistic meta:table-count="0" meta:image-count="1" meta:object-count="0" meta:page-count="1" meta:paragraph-count="23" meta:word-count="196" meta:character-count="1120" meta:non-whitespace-character-count="945"/>
    <meta:user-defined meta:name="AppVersion">15.0000</meta:user-defined>
    <meta:user-defined meta:name="Company">IUT de Bordeaux</meta:user-defined>
    <meta:template xlink:type="simple" xlink:actuate="onRequest" xlink:title="Normal" xlink:href=""/>
  </office:meta>
</office:document-meta>
</file>